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80a" officeooo:paragraph-rsid="000748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hythjtdyjytjdtyjtdykyu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38:54.008749409</meta:creation-date>
    <dc:date>2017-09-14T11:39:04.637141661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25" meta:non-whitespace-character-count="25"/>
    <meta:generator>LibreOffice/5.1.6.2$Linux_X86_64 LibreOffice_project/10m0$Build-2</meta:generator>
  </office:meta>
</office:document-meta>
</file>